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Segoe UI" svg:font-family="'Segoe UI'"/>
    <style:font-face style:name="Segoe UI1" svg:font-family="'Segoe UI'" style:font-family-generic="swiss"/>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automatic-styles>
    <style:style style:name="T1" style:family="text">
      <style:text-properties fo:language="en" fo:country="US"/>
    </style:style>
    <style:style style:name="T2" style:family="text">
      <style:text-properties fo:language="zxx" fo:country="none" style:language-asian="zxx" style:country-asian="none" style:language-complex="zxx" style:country-complex="non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al Spacejock book one - Sample yWriter Project</text:p>
      <text:p text:style-name="Subtitle">Simon Haynes</text:p>
      <text:section text:style-name="Sect1" text:name="ChID:34">
        <text:h text:style-name="Heading_20_1" text:outline-level="1"><text:a xlink:type="simple" xlink:href="../normal_parts.odt#ChID:34%7Cregion">Part 1</text:a></text:h>
      </text:section>
      <text:section text:style-name="Sect1" text:name="ChID:1">
        <text:h text:style-name="Heading_20_2" text:outline-level="2"><text:a xlink:type="simple" xlink:href="../normal_chapters.odt#ChID:1%7Cregion">Chapter 1</text:a></text:h>
        <text:section text:style-name="Sect1" text:name="ScID:1">
          <text:p text:style-name="Text_20_body"><office:annotation>
       <dc:creator>scene title</dc:creator>
       <dc:date>2022-01-04T11:14:33.18</dc:date>
       <text:p>~ Meet Hal, threatened by Vurdi ~</text:p>
       <text:p/>
       <text:p><text:a xlink:href="../normal_scenes.odt#ScID:1%7Cregion">→Summary</text:a></text:p>
      </office:annotation>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text:soft-page-break/>“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ext:p>
          <text:p text:style-name="First_20_line_20_indent">The wide viewscreen above the console turned red, and the word ‘<text:span text:style-name="T2">SaLE</text:span>’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section>
      </text:section>
      <text:section text:style-name="Sect1" text:name="ChID:2">
        <text:h text:style-name="Heading_20_2" text:outline-level="2"><text:soft-page-break/><text:a xlink:type="simple" xlink:href="../normal_chapters.odt#ChID:2%7Cregion">Chapter 2</text:a></text:h>
        <text:section text:style-name="Sect1" text:name="ScID:2">
          <text:p text:style-name="Text_20_body"><office:annotation>
       <dc:creator>scene title</dc:creator>
       <dc:date>2022-01-04T11:14:33.18</dc:date>
       <text:p>~ Jerling buys team. Discusses Seraph. ~</text:p>
       <text:p/>
       <text:p><text:a xlink:href="../normal_scenes.odt#ScID:2%7Cregion">→Summary</text:a></text:p>
      </office:annotation>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section>
        <text:p text:style-name="Heading_20_4">* * *</text:p>
        <text:section text:style-name="Sect1" text:name="ScID:3">
          <text:p text:style-name="Text_20_body"><office:annotation>
       <dc:creator>scene title</dc:creator>
       <dc:date>2022-01-04T11:14:33.18</dc:date>
       <text:p>~ Hal takes a call from Jerling ~</text:p>
       <text:p/>
       <text:p><text:a xlink:href="../normal_scenes.odt#ScID:3%7Cregion">→Summary</text:a></text:p>
      </office:annotation>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First_20_line_20_indent">. . .</text:p>
        </text:section>
      </text:section>
      <text:section text:style-name="Sect1" text:name="ChID:3">
        <text:h text:style-name="Heading_20_2" text:outline-level="2"><text:soft-page-break/><text:a xlink:type="simple" xlink:href="../normal_chapters.odt#ChID:3%7Cregion">Chapter 3</text:a></text:h>
        <text:section text:style-name="Sect1" text:name="ScID:4">
          <text:p text:style-name="Text_20_body"><office:annotation>
       <dc:creator>scene title</dc:creator>
       <dc:date>2022-01-04T11:14:33.18</dc:date>
       <text:p>~ Clunk arrives ~</text:p>
       <text:p/>
       <text:p><text:a xlink:href="../normal_scenes.odt#ScID:4%7Cregion">→Summary</text:a></text:p>
      </office:annotation>“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section>
      </text:section>
      <text:section text:style-name="Sect1" text:name="ChID:4">
        <text:h text:style-name="Heading_20_2" text:outline-level="2"><text:a xlink:type="simple" xlink:href="../normal_chapters.odt#ChID:4%7Cregion">Chapter 4</text:a></text:h>
        <text:section text:style-name="Sect1" text:name="ScID:5">
          <text:p text:style-name="Text_20_body"><office:annotation>
       <dc:creator>scene title</dc:creator>
       <dc:date>2022-01-04T11:14:33.19</dc:date>
       <text:p>~ Hal going to port control ~</text:p>
       <text:p/>
       <text:p><text:a xlink:href="../normal_scenes.odt#ScID:5%7Cregion">→Summary</text:a></text:p>
      </office:annotation>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h text:style-name="Heading_20_2" text:outline-level="2">|Inserted chapter</text:h>
          <text:p text:style-name="First_20_line_20_indent">Hal’s ship was somewhat further down the alphabet, and was therefore sitting in a disused corner of the field about as <text:soft-page-break/>far from the amenities as the nearest moon.</text:p>
          <text:h text:style-name="Heading_20_3" text:outline-level="3">The landing patch</text:h>
          <text:p text:style-name="First_20_line_20_indent">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section>
        <text:p text:style-name="Heading_20_4">* * *</text:p>
        <text:section text:style-name="Sect1" text:name="ScID:6">
          <text:p text:style-name="Text_20_body"><office:annotation>
       <dc:creator>scene title</dc:creator>
       <dc:date>2022-01-04T11:14:33.19</dc:date>
       <text:p>~ Clunk checking computer for Incubots. ~</text:p>
       <text:p/>
       <text:p><text:a xlink:href="../normal_scenes.odt#ScID:6%7Cregion">→Summary</text:a></text:p>
      </office:annotation>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text:soft-page-break/>rather evasive.”</text:p>
          <text:p text:style-name="First_20_line_20_indent">“Humans tell lies about the most trivial matters.”</text:p>
          <text:p text:style-name="First_20_line_20_indent"/>
          <text:p text:style-name="First_20_line_20_indent">. . .</text:p>
        </text:section>
        <text:p text:style-name="Heading_20_4">* * *</text:p>
        <text:section text:style-name="Sect1" text:name="ScID:7">
          <text:p text:style-name="Text_20_body"><office:annotation>
       <dc:creator>scene title</dc:creator>
       <dc:date>2022-01-04T11:14:33.19</dc:date>
       <text:p>~ Hal talking to the Portmaster ~</text:p>
       <text:p/>
       <text:p><text:a xlink:href="../normal_scenes.odt#ScID:7%7Cregion">→Summary</text:a></text:p>
      </office:annotation>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section>
        <text:p text:style-name="Heading_20_4">* * *</text:p>
        <text:section text:style-name="Sect1" text:name="ScID:8">
          <text:p text:style-name="Text_20_body"><office:annotation>
       <dc:creator>scene title</dc:creator>
       <dc:date>2022-01-04T11:14:33.19</dc:date>
       <text:p>~ Clunk takes call from Hal. Calls Jerling. Fire. ~</text:p>
       <text:p/>
       <text:p><text:a xlink:href="../normal_scenes.odt#ScID:8%7Cregion">→Summary</text:a></text:p>
      </office:annotation>“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text:soft-page-break/>“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section>
      </text:section>
      <text:section text:style-name="Sect1" text:name="ChID:5">
        <text:h text:style-name="Heading_20_2" text:outline-level="2"><text:a xlink:type="simple" xlink:href="../normal_chapters.odt#ChID:5%7Cregion">Chapter 5</text:a></text:h>
        <text:section text:style-name="Sect1" text:name="ScID:9">
          <text:p text:style-name="Text_20_body"><office:annotation>
       <dc:creator>scene title</dc:creator>
       <dc:date>2022-01-04T11:14:33.20</dc:date>
       <text:p>~ Clunk calls, the landing field is on fire. Hal tells him to sit tight. ~</text:p>
       <text:p/>
       <text:p><text:a xlink:href="../normal_scenes.odt#ScID:9%7Cregion">→Summary</text:a></text:p>
      </office:annotation>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p text:style-name="Text_20_body">### Fire alarm|Clunk reports a fire on the airfield.</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text:soft-page-break/>“You’ll have to hurry, the fire’s right up to the refuelling cluster. If that explodes—”</text:p>
          <text:p text:style-name="First_20_line_20_indent"/>
          <text:p text:style-name="First_20_line_20_indent">. . .</text:p>
        </text:section>
        <text:p text:style-name="Heading_20_4">* * *</text:p>
        <text:section text:style-name="Sect1" text:name="ScID:10">
          <text:p text:style-name="Text_20_body"><office:annotation>
       <dc:creator>scene title</dc:creator>
       <dc:date>2022-01-04T11:14:33.20</dc:date>
       <text:p>~ Clunk fighting the fire, ends up face-down ~</text:p>
       <text:p/>
       <text:p><text:a xlink:href="../normal_scenes.odt#ScID:10%7Cregion">→Summary</text:a></text:p>
      </office:annotation>“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section>
      </text:section>
      <text:section text:style-name="Sect1" text:name="ChID:6">
        <text:h text:style-name="Heading_20_2" text:outline-level="2"><text:a xlink:type="simple" xlink:href="../normal_chapters.odt#ChID:6%7Cregion">Chapter 6</text:a></text:h>
        <text:section text:style-name="Sect1" text:name="ScID:12">
          <text:p text:style-name="Text_20_body"><office:annotation>
       <dc:creator>scene title</dc:creator>
       <dc:date>2022-01-04T11:14:33.20</dc:date>
       <text:p>~ Hal gets to the ship and lifts off. ~</text:p>
       <text:p/>
       <text:p><text:a xlink:href="../normal_scenes.odt#ScID:12%7Cregion">→Summary</text:a></text:p>
      </office:annotation></text:p>
        </text:section>
      </text:section>
      <text:section text:style-name="Sect1" text:name="ChID:7">
        <text:h text:style-name="Heading_20_2" text:outline-level="2"><text:a xlink:type="simple" xlink:href="../normal_chapters.odt#ChID:7%7Cregion">Chapter 7</text:a></text:h>
        <text:section text:style-name="Sect1" text:name="ScID:15">
          <text:p text:style-name="Text_20_body"><office:annotation>
       <dc:creator>scene title</dc:creator>
       <dc:date>2022-01-04T11:14:33.20</dc:date>
       <text:p>~ Hal finds Clunk on rope, falls out after him. ~</text:p>
       <text:p/>
       <text:p><text:a xlink:href="../normal_scenes.odt#ScID:15%7Cregion">→Summary</text:a></text:p>
      </office:annotation></text:p>
        </text:section>
      </text:section>
      <text:section text:style-name="Sect1" text:name="ChID:8">
        <text:h text:style-name="Heading_20_2" text:outline-level="2"><text:a xlink:type="simple" xlink:href="../normal_chapters.odt#ChID:8%7Cregion">Chapter 8</text:a></text:h>
        <text:section text:style-name="Sect1" text:name="ScID:17">
          <text:p text:style-name="Text_20_body"><office:annotation>
       <dc:creator>scene title</dc:creator>
       <dc:date>2022-01-04T11:14:33.20</dc:date>
       <text:p>~ Climb up rope to safety. Back in ship for hyperspace. ~</text:p>
       <text:p/>
       <text:p><text:a xlink:href="../normal_scenes.odt#ScID:17%7Cregion">→Summary</text:a></text:p>
      </office:annotation></text:p>
        </text:section>
      </text:section>
      <text:section text:style-name="Sect1" text:name="ChID:9">
        <text:h text:style-name="Heading_20_2" text:outline-level="2"><text:soft-page-break/><text:a xlink:type="simple" xlink:href="../normal_chapters.odt#ChID:9%7Cregion">Chapter 9</text:a></text:h>
        <text:section text:style-name="Sect1" text:name="ScID:19">
          <text:p text:style-name="Text_20_body"><office:annotation>
       <dc:creator>scene title</dc:creator>
       <dc:date>2022-01-04T11:14:33.20</dc:date>
       <text:p>~ In his office. Gordon OKs the deal ~</text:p>
       <text:p/>
       <text:p><text:a xlink:href="../normal_scenes.odt#ScID:19%7Cregion">→Summary</text:a></text:p>
      </office:annotation></text:p>
        </text:section>
      </text:section>
      <text:section text:style-name="Sect1" text:name="ChID:10">
        <text:h text:style-name="Heading_20_2" text:outline-level="2"><text:a xlink:type="simple" xlink:href="../normal_chapters.odt#ChID:10%7Cregion">Chapter 10</text:a></text:h>
        <text:section text:style-name="Sect1" text:name="ScID:22">
          <text:p text:style-name="Text_20_body"><office:annotation>
       <dc:creator>scene title</dc:creator>
       <dc:date>2022-01-04T11:14:33.21</dc:date>
       <text:p>~ Exits the ship to meet Bevan ~</text:p>
       <text:p/>
       <text:p><text:a xlink:href="../normal_scenes.odt#ScID:22%7Cregion">→Summary</text:a></text:p>
      </office:annotation></text:p>
        </text:section>
      </text:section>
      <text:section text:style-name="Sect1" text:name="ChID:11">
        <text:h text:style-name="Heading_20_2" text:outline-level="2"><text:a xlink:type="simple" xlink:href="../normal_chapters.odt#ChID:11%7Cregion">Chapter 11</text:a></text:h>
        <text:section text:style-name="Sect1" text:name="ScID:25">
          <text:p text:style-name="Text_20_body"><office:annotation>
       <dc:creator>scene title</dc:creator>
       <dc:date>2022-01-04T11:14:33.21</dc:date>
       <text:p>~ Getting food out. Frozen puddings. ~</text:p>
       <text:p/>
       <text:p><text:a xlink:href="../normal_scenes.odt#ScID:25%7Cregion">→Summary</text:a></text:p>
      </office:annotation></text:p>
        </text:section>
        <text:p text:style-name="Heading_20_4">* * *</text:p>
        <text:section text:style-name="Sect1" text:name="ScID:27">
          <text:p text:style-name="Text_20_body"><office:annotation>
       <dc:creator>scene title</dc:creator>
       <dc:date>2022-01-04T11:14:33.21</dc:date>
       <text:p>~ Says goodbye to Clunk ~</text:p>
       <text:p/>
       <text:p><text:a xlink:href="../normal_scenes.odt#ScID:27%7Cregion">→Summary</text:a></text:p>
      </office:annotation></text:p>
        </text:section>
      </text:section>
      <text:section text:style-name="Sect1" text:name="ChID:12">
        <text:h text:style-name="Heading_20_2" text:outline-level="2"><text:a xlink:type="simple" xlink:href="../normal_chapters.odt#ChID:12%7Cregion">Chapter 12</text:a></text:h>
        <text:section text:style-name="Sect1" text:name="ScID:29">
          <text:p text:style-name="Text_20_body"><office:annotation>
       <dc:creator>scene title</dc:creator>
       <dc:date>2022-01-04T11:14:33.21</dc:date>
       <text:p>~ Hal depressed. No escape from here. ~</text:p>
       <text:p/>
       <text:p><text:a xlink:href="../normal_scenes.odt#ScID:29%7Cregion">→Summary</text:a></text:p>
      </office:annotation></text:p>
        </text:section>
        <text:p text:style-name="Heading_20_4">* * *</text:p>
        <text:section text:style-name="Sect1" text:name="ScID:31">
          <text:p text:style-name="Text_20_body"><office:annotation>
       <dc:creator>scene title</dc:creator>
       <dc:date>2022-01-04T11:14:33.21</dc:date>
       <text:p>~ Lighten the ship. Preparing for liftoff. ~</text:p>
       <text:p/>
       <text:p><text:a xlink:href="../normal_scenes.odt#ScID:31%7Cregion">→Summary</text:a></text:p>
      </office:annotation></text:p>
        </text:section>
      </text:section>
      <text:section text:style-name="Sect1" text:name="ChID:13">
        <text:h text:style-name="Heading_20_2" text:outline-level="2"><text:a xlink:type="simple" xlink:href="../normal_chapters.odt#ChID:13%7Cregion">Chapter 13</text:a></text:h>
        <text:section text:style-name="Sect1" text:name="ScID:34">
          <text:p text:style-name="Text_20_body"><office:annotation>
       <dc:creator>scene title</dc:creator>
       <dc:date>2022-01-04T11:14:33.21</dc:date>
       <text:p>~ Karl and Terry awaiting Hal. They take a call from their spy, intercept is at the orbiter. ~</text:p>
       <text:p/>
       <text:p><text:a xlink:href="../normal_scenes.odt#ScID:34%7Cregion">→Summary</text:a></text:p>
      </office:annotation></text:p>
        </text:section>
      </text:section>
      <text:section text:style-name="Sect1" text:name="ChID:14">
        <text:h text:style-name="Heading_20_2" text:outline-level="2"><text:soft-page-break/><text:a xlink:type="simple" xlink:href="../normal_chapters.odt#ChID:14%7Cregion">Chapter 14</text:a></text:h>
      </text:section>
      <text:section text:style-name="Sect1" text:name="ChID:15">
        <text:h text:style-name="Heading_20_2" text:outline-level="2"><text:a xlink:type="simple" xlink:href="../normal_chapters.odt#ChID:15%7Cregion">Chapter 15</text:a></text:h>
        <text:section text:style-name="Sect1" text:name="ScID:38">
          <text:p text:style-name="Text_20_body"><office:annotation>
       <dc:creator>scene title</dc:creator>
       <dc:date>2022-01-04T11:14:33.22</dc:date>
       <text:p>~ Karl waiting impatiently ~</text:p>
       <text:p/>
       <text:p><text:a xlink:href="../normal_scenes.odt#ScID:38%7Cregion">→Summary</text:a></text:p>
      </office:annotation></text:p>
        </text:section>
        <text:p text:style-name="Heading_20_4">* * *</text:p>
        <text:section text:style-name="Sect1" text:name="ScID:40">
          <text:p text:style-name="Text_20_body"><office:annotation>
       <dc:creator>scene title</dc:creator>
       <dc:date>2022-01-04T11:14:33.22</dc:date>
       <text:p>~ Karl and Terry confused about 'Chunk' ~</text:p>
       <text:p/>
       <text:p><text:a xlink:href="../normal_scenes.odt#ScID:40%7Cregion">→Summary</text:a></text:p>
      </office:annotation></text:p>
        </text:section>
      </text:section>
      <text:section text:style-name="Sect1" text:name="ChID:16">
        <text:h text:style-name="Heading_20_2" text:outline-level="2"><text:a xlink:type="simple" xlink:href="../normal_chapters.odt#ChID:16%7Cregion">Chapter 16</text:a></text:h>
        <text:section text:style-name="Sect1" text:name="ScID:43">
          <text:p text:style-name="Text_20_body"><office:annotation>
       <dc:creator>scene title</dc:creator>
       <dc:date>2022-01-04T11:14:33.22</dc:date>
       <text:p>~ Clunk slips out the back. ~</text:p>
       <text:p/>
       <text:p><text:a xlink:href="../normal_scenes.odt#ScID:43%7Cregion">→Summary</text:a></text:p>
      </office:annotation></text:p>
        </text:section>
        <text:p text:style-name="Heading_20_4">* * *</text:p>
        <text:section text:style-name="Sect1" text:name="ScID:45">
          <text:p text:style-name="Text_20_body"><office:annotation>
       <dc:creator>scene title</dc:creator>
       <dc:date>2022-01-04T11:14:33.22</dc:date>
       <text:p>~ Karl and Terry waiting. ~</text:p>
       <text:p/>
       <text:p><text:a xlink:href="../normal_scenes.odt#ScID:45%7Cregion">→Summary</text:a></text:p>
      </office:annotation></text:p>
        </text:section>
      </text:section>
      <text:section text:style-name="Sect1" text:name="ChID:17">
        <text:h text:style-name="Heading_20_2" text:outline-level="2"><text:a xlink:type="simple" xlink:href="../normal_chapters.odt#ChID:17%7Cregion">Chapter 17</text:a></text:h>
        <text:section text:style-name="Sect1" text:name="ScID:47">
          <text:p text:style-name="Text_20_body"><office:annotation>
       <dc:creator>scene title</dc:creator>
       <dc:date>2022-01-04T11:14:33.22</dc:date>
       <text:p>~ Clunk in orbit ~</text:p>
       <text:p/>
       <text:p><text:a xlink:href="../normal_scenes.odt#ScID:47%7Cregion">→Summary</text:a></text:p>
      </office:annotation></text:p>
        </text:section>
        <text:p text:style-name="Heading_20_4">* * *</text:p>
        <text:section text:style-name="Sect1" text:name="ScID:49">
          <text:p text:style-name="Text_20_body"><office:annotation>
       <dc:creator>scene title</dc:creator>
       <dc:date>2022-01-04T11:14:33.22</dc:date>
       <text:p>~ Clunk uses cylinder ~</text:p>
       <text:p/>
       <text:p><text:a xlink:href="../normal_scenes.odt#ScID:49%7Cregion">→Summary</text:a></text:p>
      </office:annotation></text:p>
        </text:section>
      </text:section>
      <text:section text:style-name="Sect1" text:name="ChID:35">
        <text:h text:style-name="Heading_20_1" text:outline-level="1"><text:soft-page-break/><text:a xlink:type="simple" xlink:href="../normal_parts.odt#ChID:35%7Cregion">Part 2</text:a></text:h>
      </text:section>
      <text:section text:style-name="Sect1" text:name="ChID:18">
        <text:h text:style-name="Heading_20_2" text:outline-level="2"><text:a xlink:type="simple" xlink:href="../normal_chapters.odt#ChID:18%7Cregion">Chapter 18</text:a></text:h>
        <text:section text:style-name="Sect1" text:name="ScID:51">
          <text:p text:style-name="Text_20_body"><office:annotation>
       <dc:creator>scene title</dc:creator>
       <dc:date>2022-01-04T11:14:33.22</dc:date>
       <text:p>~ Terry places the 'bomb' ~</text:p>
       <text:p/>
       <text:p><text:a xlink:href="../normal_scenes.odt#ScID:51%7Cregion">→Summary</text:a></text:p>
      </office:annotation></text:p>
        </text:section>
        <text:p text:style-name="Heading_20_4">* * *</text:p>
        <text:section text:style-name="Sect1" text:name="ScID:53">
          <text:p text:style-name="Text_20_body"><office:annotation>
       <dc:creator>scene title</dc:creator>
       <dc:date>2022-01-04T11:14:33.23</dc:date>
       <text:p>~ Hal buys food ~</text:p>
       <text:p/>
       <text:p><text:a xlink:href="../normal_scenes.odt#ScID:53%7Cregion">→Summary</text:a></text:p>
      </office:annotation></text:p>
        </text:section>
      </text:section>
      <text:section text:style-name="Sect1" text:name="ChID:19">
        <text:h text:style-name="Heading_20_2" text:outline-level="2"><text:a xlink:type="simple" xlink:href="../normal_chapters.odt#ChID:19%7Cregion">Chapter 19</text:a></text:h>
        <text:section text:style-name="Sect1" text:name="ScID:55">
          <text:p text:style-name="Text_20_body"><office:annotation>
       <dc:creator>scene title</dc:creator>
       <dc:date>2022-01-04T11:14:33.23</dc:date>
       <text:p>~ Karl leaves a note, takes Clunk. ~</text:p>
       <text:p/>
       <text:p><text:a xlink:href="../normal_scenes.odt#ScID:55%7Cregion">→Summary</text:a></text:p>
      </office:annotation></text:p>
        </text:section>
        <text:p text:style-name="Heading_20_4">* * *</text:p>
        <text:section text:style-name="Sect1" text:name="ScID:57">
          <text:p text:style-name="Text_20_body"><office:annotation>
       <dc:creator>scene title</dc:creator>
       <dc:date>2022-01-04T11:14:33.23</dc:date>
       <text:p>~ Hal about to hyperspace. ~</text:p>
       <text:p/>
       <text:p><text:a xlink:href="../normal_scenes.odt#ScID:57%7Cregion">→Summary</text:a></text:p>
      </office:annotation></text:p>
        </text:section>
      </text:section>
      <text:section text:style-name="Sect1" text:name="ChID:20">
        <text:h text:style-name="Heading_20_2" text:outline-level="2"><text:a xlink:type="simple" xlink:href="../normal_chapters.odt#ChID:20%7Cregion">Chapter 20</text:a></text:h>
        <text:section text:style-name="Sect1" text:name="ScID:60">
          <text:p text:style-name="Text_20_body"><office:annotation>
       <dc:creator>scene title</dc:creator>
       <dc:date>2022-01-04T11:14:33.23</dc:date>
       <text:p>~ Hal gets real Jerling's call. Has to get cargo and robot back. ~</text:p>
       <text:p/>
       <text:p><text:a xlink:href="../normal_scenes.odt#ScID:60%7Cregion">→Summary</text:a></text:p>
      </office:annotation></text:p>
        </text:section>
        <text:p text:style-name="Heading_20_4">* * *</text:p>
        <text:section text:style-name="Sect1" text:name="ScID:62">
          <text:p text:style-name="Text_20_body"><office:annotation>
       <dc:creator>scene title</dc:creator>
       <dc:date>2022-01-04T11:14:33.23</dc:date>
       <text:p>~ Hal sets course for Forg. ~</text:p>
       <text:p/>
       <text:p><text:a xlink:href="../normal_scenes.odt#ScID:62%7Cregion">→Summary</text:a></text:p>
      </office:annotation></text:p>
        </text:section>
        <text:p text:style-name="Heading_20_4">* * *</text:p>
        <text:section text:style-name="Sect1" text:name="ScID:64">
          <text:p text:style-name="Text_20_body"><text:soft-page-break/><office:annotation>
       <dc:creator>scene title</dc:creator>
       <dc:date>2022-01-04T11:14:33.23</dc:date>
       <text:p>~ Land on Forg, in rubbish. ~</text:p>
       <text:p/>
       <text:p><text:a xlink:href="../normal_scenes.odt#ScID:64%7Cregion">→Summary</text:a></text:p>
      </office:annotation></text:p>
        </text:section>
      </text:section>
      <text:section text:style-name="Sect1" text:name="ChID:21">
        <text:h text:style-name="Heading_20_2" text:outline-level="2"><text:a xlink:type="simple" xlink:href="../normal_chapters.odt#ChID:21%7Cregion">Chapter 21</text:a></text:h>
        <text:section text:style-name="Sect1" text:name="ScID:66">
          <text:p text:style-name="Text_20_body"><office:annotation>
       <dc:creator>scene title</dc:creator>
       <dc:date>2022-01-04T11:14:33.23</dc:date>
       <text:p>~ Hal rents a car in Jerling's name and heads towards Forgberg and the Casino. ~</text:p>
       <text:p/>
       <text:p><text:a xlink:href="../normal_scenes.odt#ScID:66%7Cregion">→Summary</text:a></text:p>
      </office:annotation></text:p>
        </text:section>
        <text:p text:style-name="Heading_20_4">* * *</text:p>
        <text:section text:style-name="Sect1" text:name="ScID:68">
          <text:p text:style-name="Text_20_body"><office:annotation>
       <dc:creator>scene title</dc:creator>
       <dc:date>2022-01-04T11:14:33.23</dc:date>
       <text:p>~ Hal after almost running Clunk down. Picks him up. ~</text:p>
       <text:p/>
       <text:p><text:a xlink:href="../normal_scenes.odt#ScID:68%7Cregion">→Summary</text:a></text:p>
      </office:annotation></text:p>
        </text:section>
      </text:section>
      <text:section text:style-name="Sect1" text:name="ChID:22">
        <text:h text:style-name="Heading_20_2" text:outline-level="2"><text:a xlink:type="simple" xlink:href="../normal_chapters.odt#ChID:22%7Cregion">Chapter 22</text:a></text:h>
        <text:section text:style-name="Sect1" text:name="ScID:71">
          <text:p text:style-name="Text_20_body"><office:annotation>
       <dc:creator>scene title</dc:creator>
       <dc:date>2022-01-04T11:14:33.23</dc:date>
       <text:p>~ Find car, go to find clothes. ~</text:p>
       <text:p/>
       <text:p><text:a xlink:href="../normal_scenes.odt#ScID:71%7Cregion">→Summary</text:a></text:p>
      </office:annotation></text:p>
        </text:section>
      </text:section>
      <text:section text:style-name="Sect1" text:name="ChID:23">
        <text:h text:style-name="Heading_20_2" text:outline-level="2"><text:a xlink:type="simple" xlink:href="../normal_chapters.odt#ChID:23%7Cregion">Chapter 23</text:a></text:h>
        <text:section text:style-name="Sect1" text:name="ScID:74">
          <text:p text:style-name="Text_20_body"><office:annotation>
       <dc:creator>scene title</dc:creator>
       <dc:date>2022-01-04T11:14:33.23</dc:date>
       <text:p>~ Hal sells Clunk ~</text:p>
       <text:p/>
       <text:p><text:a xlink:href="../normal_scenes.odt#ScID:74%7Cregion">→Summary</text:a></text:p>
      </office:annotation></text:p>
        </text:section>
      </text:section>
      <text:section text:style-name="Sect1" text:name="ChID:24">
        <text:h text:style-name="Heading_20_2" text:outline-level="2"><text:a xlink:type="simple" xlink:href="../normal_chapters.odt#ChID:24%7Cregion">Chapter 24</text:a></text:h>
        <text:section text:style-name="Sect1" text:name="ScID:77">
          <text:p text:style-name="Text_20_body"><office:annotation>
       <dc:creator>scene title</dc:creator>
       <dc:date>2022-01-04T11:14:33.24</dc:date>
       <text:p>~ Hal annoyed at Clunk for buying only the best. ~</text:p>
       <text:p/>
       <text:p><text:a xlink:href="../normal_scenes.odt#ScID:77%7Cregion">→Summary</text:a></text:p>
      </office:annotation></text:p>
        </text:section>
        <text:p text:style-name="Heading_20_4">* * *</text:p>
        <text:section text:style-name="Sect1" text:name="ScID:79">
          <text:p text:style-name="Text_20_body"><office:annotation>
       <dc:creator>scene title</dc:creator>
       <dc:date>2022-01-04T11:14:33.24</dc:date>
       <text:p>~ Clunk gambling. Fight with human couple. ~</text:p>
       <text:p/>
       <text:p><text:a xlink:href="../normal_scenes.odt#ScID:79%7Cregion">→Summary</text:a></text:p>
      </office:annotation></text:p>
        </text:section>
        <text:p text:style-name="Heading_20_4">* * *</text:p>
        <text:section text:style-name="Sect1" text:name="ScID:81">
          <text:p text:style-name="Text_20_body"><office:annotation>
       <dc:creator>scene title</dc:creator>
       <dc:date>2022-01-04T11:14:33.24</dc:date>
       <text:p>~ Sitting on the steps, battered and bruised. Limo arrives for Karl. ~</text:p>
       <text:p/>
       <text:p><text:a xlink:href="../normal_scenes.odt#ScID:81%7Cregion">→Summary</text:a></text:p>
      </office:annotation></text:p>
        </text:section>
      </text:section>
      <text:section text:style-name="Sect1" text:name="ChID:25">
        <text:h text:style-name="Heading_20_2" text:outline-level="2"><text:soft-page-break/><text:a xlink:type="simple" xlink:href="../normal_chapters.odt#ChID:25%7Cregion">Chapter 25</text:a></text:h>
        <text:section text:style-name="Sect1" text:name="ScID:84">
          <text:p text:style-name="Text_20_body"><office:annotation>
       <dc:creator>scene title</dc:creator>
       <dc:date>2022-01-04T11:14:33.24</dc:date>
       <text:p>~ Clunk travelling on the back of Karl's limo ~</text:p>
       <text:p/>
       <text:p><text:a xlink:href="../normal_scenes.odt#ScID:84%7Cregion">→Summary</text:a></text:p>
      </office:annotation></text:p>
        </text:section>
        <text:p text:style-name="Heading_20_4">* * *</text:p>
        <text:section text:style-name="Sect1" text:name="ScID:86">
          <text:p text:style-name="Text_20_body"><office:annotation>
       <dc:creator>scene title</dc:creator>
       <dc:date>2022-01-04T11:14:33.24</dc:date>
       <text:p>~ Clunk sees Hal catching up again. Limo stops. ~</text:p>
       <text:p/>
       <text:p><text:a xlink:href="../normal_scenes.odt#ScID:86%7Cregion">→Summary</text:a></text:p>
      </office:annotation></text:p>
        </text:section>
      </text:section>
      <text:section text:style-name="Sect1" text:name="ChID:26">
        <text:h text:style-name="Heading_20_2" text:outline-level="2"><text:a xlink:type="simple" xlink:href="../normal_chapters.odt#ChID:26%7Cregion">Chapter 26</text:a></text:h>
        <text:section text:style-name="Sect1" text:name="ScID:89">
          <text:p text:style-name="Text_20_body"><office:annotation>
       <dc:creator>scene title</dc:creator>
       <dc:date>2022-01-04T11:14:33.24</dc:date>
       <text:p>~ Clunk uploads the Navcom into the ship. ~</text:p>
       <text:p/>
       <text:p><text:a xlink:href="../normal_scenes.odt#ScID:89%7Cregion">→Summary</text:a></text:p>
      </office:annotation></text:p>
        </text:section>
      </text:section>
      <text:section text:style-name="Sect1" text:name="ChID:27">
        <text:h text:style-name="Heading_20_2" text:outline-level="2"><text:a xlink:type="simple" xlink:href="../normal_chapters.odt#ChID:27%7Cregion">Chapter 27</text:a></text:h>
        <text:section text:style-name="Sect1" text:name="ScID:92">
          <text:p text:style-name="Text_20_body"><office:annotation>
       <dc:creator>scene title</dc:creator>
       <dc:date>2022-01-04T11:14:33.24</dc:date>
       <text:p>~ The shop robots want Clunk to escape with them. Mention Hal's capture. ~</text:p>
       <text:p/>
       <text:p><text:a xlink:href="../normal_scenes.odt#ScID:92%7Cregion">→Summary</text:a></text:p>
      </office:annotation></text:p>
        </text:section>
        <text:p text:style-name="Heading_20_4">* * *</text:p>
        <text:section text:style-name="Sect1" text:name="ScID:94">
          <text:p text:style-name="Text_20_body"><office:annotation>
       <dc:creator>scene title</dc:creator>
       <dc:date>2022-01-04T11:14:33.24</dc:date>
       <text:p>~ Clunk steals armoured car, drives it into the house. ~</text:p>
       <text:p/>
       <text:p><text:a xlink:href="../normal_scenes.odt#ScID:94%7Cregion">→Summary</text:a></text:p>
      </office:annotation></text:p>
        </text:section>
      </text:section>
      <text:section text:style-name="Sect1" text:name="ChID:28">
        <text:h text:style-name="Heading_20_2" text:outline-level="2"><text:a xlink:type="simple" xlink:href="../normal_chapters.odt#ChID:28%7Cregion">Chapter 28</text:a></text:h>
        <text:section text:style-name="Sect1" text:name="ScID:96">
          <text:p text:style-name="Text_20_body"><office:annotation>
       <dc:creator>scene title</dc:creator>
       <dc:date>2022-01-04T11:14:33.25</dc:date>
       <text:p>~ Karl and Terry take the limo ~</text:p>
       <text:p/>
       <text:p><text:a xlink:href="../normal_scenes.odt#ScID:96%7Cregion">→Summary</text:a></text:p>
      </office:annotation></text:p>
        </text:section>
        <text:p text:style-name="Heading_20_4">* * *</text:p>
        <text:section text:style-name="Sect1" text:name="ScID:98">
          <text:p text:style-name="Text_20_body"><office:annotation>
       <dc:creator>scene title</dc:creator>
       <dc:date>2022-01-04T11:14:33.25</dc:date>
       <text:p>~ Karl and Terry overtake and head for Spaceport. Looking for Volante. ~</text:p>
       <text:p/>
       <text:p><text:a xlink:href="../normal_scenes.odt#ScID:98%7Cregion">→Summary</text:a></text:p>
      </office:annotation></text:p>
        </text:section>
      </text:section>
      <text:section text:style-name="Sect1" text:name="ChID:29">
        <text:h text:style-name="Heading_20_2" text:outline-level="2"><text:soft-page-break/><text:a xlink:type="simple" xlink:href="../normal_chapters.odt#ChID:29%7Cregion">Chapter 29</text:a></text:h>
        <text:section text:style-name="Sect1" text:name="ScID:101">
          <text:p text:style-name="Text_20_body"><office:annotation>
       <dc:creator>scene title</dc:creator>
       <dc:date>2022-01-04T11:14:33.25</dc:date>
       <text:p>~ Hal and Clunk fleeing in Gull ~</text:p>
       <text:p/>
       <text:p><text:a xlink:href="../normal_scenes.odt#ScID:101%7Cregion">→Summary</text:a></text:p>
      </office:annotation></text:p>
        </text:section>
        <text:p text:style-name="Heading_20_4">* * *</text:p>
        <text:section text:style-name="Sect1" text:name="ScID:103">
          <text:p text:style-name="Text_20_body"><office:annotation>
       <dc:creator>scene title</dc:creator>
       <dc:date>2022-01-04T11:14:33.25</dc:date>
       <text:p>~ Clunk wants to throw stuff at the flyer ~</text:p>
       <text:p/>
       <text:p><text:a xlink:href="../normal_scenes.odt#ScID:103%7Cregion">→Summary</text:a></text:p>
      </office:annotation></text:p>
        </text:section>
        <text:p text:style-name="Heading_20_4">* * *</text:p>
        <text:section text:style-name="Sect1" text:name="ScID:105">
          <text:p text:style-name="Text_20_body"><office:annotation>
       <dc:creator>scene title</dc:creator>
       <dc:date>2022-01-04T11:14:33.25</dc:date>
       <text:p>~ Hal fetches the puddings. ~</text:p>
       <text:p/>
       <text:p><text:a xlink:href="../normal_scenes.odt#ScID:105%7Cregion">→Summary</text:a></text:p>
      </office:annotation></text:p>
        </text:section>
      </text:section>
      <text:section text:style-name="Sect1" text:name="ChID:30">
        <text:h text:style-name="Heading_20_2" text:outline-level="2"><text:a xlink:type="simple" xlink:href="../normal_chapters.odt#ChID:30%7Cregion">Chapter 30</text:a></text:h>
        <text:section text:style-name="Sect1" text:name="ScID:108">
          <text:p text:style-name="Text_20_body"><office:annotation>
       <dc:creator>scene title</dc:creator>
       <dc:date>2022-01-04T11:14:33.25</dc:date>
       <text:p>~ Hal yells at Jerling, then cargo arrives on truck. ~</text:p>
       <text:p/>
       <text:p><text:a xlink:href="../normal_scenes.odt#ScID:108%7Cregion">→Summary</text:a></text:p>
      </office:annotation></text:p>
        </text:section>
        <text:p text:style-name="Heading_20_4">* * *</text:p>
        <text:section text:style-name="Sect1" text:name="ScID:110">
          <text:p text:style-name="Text_20_body"><office:annotation>
       <dc:creator>scene title</dc:creator>
       <dc:date>2022-01-04T11:14:33.25</dc:date>
       <text:p>~ Clunk outside, depressed. ~</text:p>
       <text:p/>
       <text:p><text:a xlink:href="../normal_scenes.odt#ScID:110%7Cregion">→Summary</text:a></text:p>
      </office:annotation></text:p>
        </text:section>
        <text:p text:style-name="Heading_20_4">* * *</text:p>
        <text:section text:style-name="Sect1" text:name="ScID:112">
          <text:p text:style-name="Text_20_body"><office:annotation>
       <dc:creator>scene title</dc:creator>
       <dc:date>2022-01-04T11:14:34.25</dc:date>
       <text:p>~ Karl bursts in, armed. ~</text:p>
       <text:p/>
       <text:p><text:a xlink:href="../normal_scenes.odt#ScID:112%7Cregion">→Summary</text:a></text:p>
      </office:annotation></text:p>
        </text:section>
      </text:section>
      <text:section text:style-name="Sect1" text:name="ChID:31">
        <text:h text:style-name="Heading_20_2" text:outline-level="2"><text:a xlink:type="simple" xlink:href="../normal_chapters.odt#ChID:31%7Cregion">Chapter 31</text:a></text:h>
        <text:section text:style-name="Sect1" text:name="ScID:114">
          <text:p text:style-name="Text_20_body"><office:annotation>
       <dc:creator>scene title</dc:creator>
       <dc:date>2022-01-04T11:14:34.25</dc:date>
       <text:p>~ Terry ties Hal in hold, leaves back doors open. ~</text:p>
       <text:p/>
       <text:p><text:a xlink:href="../normal_scenes.odt#ScID:114%7Cregion">→Summary</text:a></text:p>
      </office:annotation></text:p>
        </text:section>
        <text:p text:style-name="Heading_20_4">* * *</text:p>
        <text:section text:style-name="Sect1" text:name="ScID:116">
          <text:p text:style-name="Text_20_body"><office:annotation>
       <dc:creator>scene title</dc:creator>
       <dc:date>2022-01-04T11:14:34.26</dc:date>
       <text:p>~ Hal dodges Brutus, escapes the hold. ~</text:p>
       <text:p/>
       <text:p><text:a xlink:href="../normal_scenes.odt#ScID:116%7Cregion">→Summary</text:a></text:p>
      </office:annotation></text:p>
        </text:section>
      </text:section>
      <text:section text:style-name="Sect1" text:name="ChID:32">
        <text:h text:style-name="Heading_20_2" text:outline-level="2"><text:soft-page-break/><text:a xlink:type="simple" xlink:href="../normal_chapters.odt#ChID:32%7Cregion"/></text:h>
        <text:section text:style-name="Sect1" text:name="ScID:119">
          <text:p text:style-name="Text_20_body"><office:annotation>
       <dc:creator>scene title</dc:creator>
       <dc:date>2022-01-04T11:14:34.26</dc:date>
       <text:p>~ Black Gull hyperspaces to oblivion ~</text:p>
       <text:p/>
       <text:p><text:a xlink:href="../normal_scenes.odt#ScID:119%7Cregion">→Summary</text:a></text:p>
      </office:annotatio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egoe UI" svg:font-family="'Segoe UI'"/>
    <style:font-face style:name="Segoe UI1" svg:font-family="'Segoe UI'" style:font-family-generic="swiss"/>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AU"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en" fo:country="AU"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loext:contextual-spacing="false"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loext:contextual-spacing="false" fo:margin="100%" fo:margin-left="4.001cm" fo:margin-right="0cm" fo:margin-top="0cm" fo:margin-bottom="0cm" fo:text-indent="0cm" style:auto-text-indent="false"/>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loext:contextual-spacing="false"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loext:contextual-spacing="false"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loext:contextual-spacing="false"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loext:contextual-spacing="false"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loext:contextual-spacing="false"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loext:contextual-spacing="false"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loext:contextual-spacing="false"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loext:contextual-spacing="false"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loext:contextual-spacing="false"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loext:contextual-spacing="false"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loext:contextual-spacing="false"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loext:contextual-spacing="false"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loext:contextual-spacing="false"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loext:contextual-spacing="false"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loext:contextual-spacing="false"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100%" fo:margin-left="2.496cm" fo:margin-right="0cm" fo:margin-top="0cm" fo:margin-bottom="0.212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loext:contextual-spacing="false" fo:margin-top="0.212cm" fo:margin-bottom="0.212cm"/>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master-page-name="">
      <style:paragraph-properties loext:contextual-spacing="false" fo:margin-top="0.21cm" fo:margin-bottom="0.21cm" style:page-number="auto"/>
    </style:style>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499cm" fo:margin-right="0cm" fo:margin-top="0cm" fo:margin-bottom="0cm" fo:text-indent="-0.499cm" style:auto-text-indent="false"/>
      <style:text-properties fo:font-size="10pt"/>
    </style:style>
    <style:style style:name="Addressee" style:family="paragraph" style:parent-style-name="Standard" style:class="extra">
      <style:paragraph-properties loext:contextual-spacing="false" fo:margin-top="0cm" fo:margin-bottom="0.106cm"/>
    </style:style>
    <style:style style:name="Sender" style:family="paragraph" style:parent-style-name="Standard" style:class="extra">
      <style:paragraph-properties loext:contextual-spacing="false" fo:margin-top="0cm" fo:margin-bottom="0.106cm" fo:line-height="100%" text:number-lines="false" text:line-number="0"/>
    </style:style>
    <style:style style:name="End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loext:contextual-spacing="false" fo:margin="100%" fo:margin-left="0.499cm" fo:margin-right="0cm" fo:margin-top="0cm" fo:margin-bottom="0cm" fo:text-indent="0cm" style:auto-text-indent="false"/>
    </style:style>
    <style:style style:name="Index_20_2" style:display-name="Index 2" style:family="paragraph" style:parent-style-name="Index" style:class="index">
      <style:paragraph-properties loext:contextual-spacing="false" fo:margin="100%" fo:margin-left="0.499cm" fo:margin-right="0cm" fo:margin-top="0cm" fo:margin-bottom="0cm" fo:text-indent="0cm" style:auto-text-indent="false"/>
    </style:style>
    <style:style style:name="Index_20_3" style:display-name="Index 3" style:family="paragraph" style:parent-style-name="Index" style:class="index">
      <style:paragraph-properties loext:contextual-spacing="false"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loext:contextual-spacing="false"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master-page-name="">
      <style:paragraph-properties loext:contextual-spacing="false"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loext:contextual-spacing="false" fo:margin-top="0cm" fo:margin-bottom="0cm"/>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00ff" fo:font-size="10pt"/>
    </style:style>
    <style:style style:name="yWriter_20_mark_20_todo" style:display-name="yWriter mark todo" style:family="paragraph" style:parent-style-name="Standard" style:next-style-name="Standard" style:class="text">
      <style:text-properties fo:color="#b22222" fo:font-size="10pt"/>
    </style:style>
    <style:style style:name="Footnote_20_Symbol" style:display-name="Footnote Symbol" style:family="text"/>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text-properties style:font-name="Courier New" fo:font-size="8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fo:background-color="transparent"/>
    </style:style>
    <style:style style:name="Citation" style:family="text">
      <style:text-properties fo:font-style="italic"/>
    </style:style>
    <style:style style:name="Strong_20_Emphasis" style:display-name="Strong Emphasis" style:family="text">
      <style:text-properties fo:text-transform="uppercase"/>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text:style-name="Zeichenformat" style:num-format="">
        <style:list-level-properties/>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2-01-04T11:14:28Z</meta:creation-date>
    <dc:date>2022-10-12T21:17:22.71</dc:date>
    <meta:editing-duration>PT13M33S</meta:editing-duration>
    <meta:editing-cycles>12</meta:editing-cycles>
    <meta:document-statistic meta:table-count="0" meta:image-count="0" meta:object-count="0" meta:page-count="15" meta:paragraph-count="182" meta:word-count="1516" meta:character-count="7806"/>
  </office:meta>
</office:document-meta>
</file>